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16.79pt"/>
    </style:style>
    <style:style style:name="co2" style:family="table-column">
      <style:table-column-properties fo:break-before="auto" style:column-width="173.14pt"/>
    </style:style>
    <style:style style:name="co3" style:family="table-column">
      <style:table-column-properties fo:break-before="auto" style:column-width="264.25pt"/>
    </style:style>
    <style:style style:name="co4" style:family="table-column">
      <style:table-column-properties fo:break-before="auto" style:column-width="20.3pt"/>
    </style:style>
    <style:style style:name="co5" style:family="table-column">
      <style:table-column-properties fo:break-before="auto" style:column-width="48.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ojec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Contact(s)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SP-EC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 office:value-type="string" calcext:value-type="string">
            <text:p>Virtual Embodiment Lab</text:p>
          </table:table-cell>
          <table:table-cell office:value-type="string" calcext:value-type="string">
            <text:p>Andrea Won &lt;asw248@cornell.edu&gt;</text:p>
          </table:table-cell>
          <table:table-cell office:value-type="string" calcext:value-type="string">
            <text:p>Detecting State of Mind through Tracked Movement 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Virtual Embodiment Lab</text:p>
          </table:table-cell>
          <table:table-cell office:value-type="string" calcext:value-type="string">
            <text:p>Andrea Won &lt;asw248@cornell.edu&gt;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MITRE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RE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. Louis Strength Academy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oft Research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quia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quia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kday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dit Suisse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edit Suisse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dit Suisse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 Hat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 Hat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ura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</table:table-row>
      </table:table>
      <table:table table:name="Teams" table:style-name="ta1"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Student</text:p>
          </table:table-cell>
          <table:table-cell office:value-type="string" calcext:value-type="string">
            <text:p>NetID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roject ID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 table:number-columns-repeated="2"/>
          <table:table-cell table:formula="of:=COM.MICROSOFT.CONCAT([.B2]; &quot;@cornell.edu&quot;)" office:value-type="string" office:string-value="@cornell.edu" calcext:value-type="string">
            <text:p>@cornell.edu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Projects.A1:Projects.F16" table:display-filter-buttons="true"/>
        <table:database-range table:name="__Anonymous_Sheet_DB__1" table:target-range-address="Teams.A1:Teams.F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4">00/00/0000</text:date>, <text:time style:data-style-name="N2" text:time-value="16:01:39.7128701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le Harms</meta:initial-creator>
    <meta:creation-date>2017-07-21T09:07:10.008143676</meta:creation-date>
    <meta:generator>LibreOffice/5.4.4.2$Linux_X86_64 LibreOffice_project/40$Build-2</meta:generator>
    <dc:date>2018-01-14T16:31:27.600499842</dc:date>
    <dc:creator>Kyle Harms</dc:creator>
    <meta:editing-duration>PT5H6M38S</meta:editing-duration>
    <meta:editing-cycles>6</meta:editing-cycles>
    <meta:document-statistic meta:table-count="2" meta:cell-count="49" meta:object-count="0"/>
  </office:meta>
</office:document-meta>
</file>